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62.59pt" svg:height="264.44pt" svg:x="643.12pt" svg:y="162.09pt">
            <draw:object draw:notify-on-update-of-ranges="Sheet1.F16:Sheet1.F28 Sheet1.J6:Sheet1.J6 Sheet1.J16:Sheet1.J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F_paralell</text:p>
          </table:table-cell>
          <table:table-cell office:value-type="string" calcext:value-type="string">
            <text:p>F_fric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table:formula="of:=[.$E$7]*SIN(RADIANS([.F7]))" office:value-type="float" office:value="-25.8819045102521" calcext:value-type="float">
            <text:p>-25.8819045103</text:p>
          </table:table-cell>
          <table:table-cell table:formula="of:=[.$E$8]*[.$E$7]*COS(RADIANS([.F7]))" office:value-type="float" office:value="16.4207390469142" calcext:value-type="float">
            <text:p>16.4207390469</text:p>
          </table:table-cell>
          <table:table-cell table:formula="of:=[.G7]+[.H7]" office:value-type="float" office:value="-9.46116546333791" calcext:value-type="float">
            <text:p>-9.4611654633</text:p>
          </table:table-cell>
          <table:table-cell table:formula="of:=[.$E$9]*[.I7]" office:value-type="float" office:value="-29.3296129363475" calcext:value-type="float">
            <text:p>-29.32961293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7" calcext:value-type="float">
            <text:p>0.17</text:p>
          </table:table-cell>
          <table:table-cell office:value-type="float" office:value="-14" calcext:value-type="float">
            <text:p>-14</text:p>
          </table:table-cell>
          <table:table-cell table:formula="of:=[.$E$7]*SIN(RADIANS([.F8]))" office:value-type="float" office:value="-24.1921895599668" calcext:value-type="float">
            <text:p>-24.19218956</text:p>
          </table:table-cell>
          <table:table-cell table:formula="of:=[.$E$8]*[.$E$7]*COS(RADIANS([.F8]))" office:value-type="float" office:value="16.4950273466919" calcext:value-type="float">
            <text:p>16.4950273467</text:p>
          </table:table-cell>
          <table:table-cell table:formula="of:=[.G8]+[.H8]" office:value-type="float" office:value="-7.69716221327483" calcext:value-type="float">
            <text:p>-7.6971622133</text:p>
          </table:table-cell>
          <table:table-cell table:formula="of:=[.$E$9]*[.I8]" office:value-type="float" office:value="-23.861202861152" calcext:value-type="float">
            <text:p>-23.86120286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3.1" calcext:value-type="float">
            <text:p>3.1</text:p>
          </table:table-cell>
          <table:table-cell office:value-type="float" office:value="-13" calcext:value-type="float">
            <text:p>-13</text:p>
          </table:table-cell>
          <table:table-cell table:formula="of:=[.$E$7]*SIN(RADIANS([.F9]))" office:value-type="float" office:value="-22.4951054343865" calcext:value-type="float">
            <text:p>-22.4951054344</text:p>
          </table:table-cell>
          <table:table-cell table:formula="of:=[.$E$8]*[.$E$7]*COS(RADIANS([.F9]))" office:value-type="float" office:value="16.564291101349" calcext:value-type="float">
            <text:p>16.5642911013</text:p>
          </table:table-cell>
          <table:table-cell table:formula="of:=[.G9]+[.H9]" office:value-type="float" office:value="-5.9308143330375" calcext:value-type="float">
            <text:p>-5.930814333</text:p>
          </table:table-cell>
          <table:table-cell table:formula="of:=[.$E$9]*[.I9]" office:value-type="float" office:value="-18.3855244324163" calcext:value-type="float">
            <text:p>-18.38552443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7]*[.E9]" office:value-type="float" office:value="310" calcext:value-type="float">
            <text:p>310</text:p>
          </table:table-cell>
          <table:table-cell office:value-type="float" office:value="-12" calcext:value-type="float">
            <text:p>-12</text:p>
          </table:table-cell>
          <table:table-cell table:formula="of:=[.$E$7]*SIN(RADIANS([.F10]))" office:value-type="float" office:value="-20.7911690817759" calcext:value-type="float">
            <text:p>-20.7911690818</text:p>
          </table:table-cell>
          <table:table-cell table:formula="of:=[.$E$8]*[.$E$7]*COS(RADIANS([.F10]))" office:value-type="float" office:value="16.6285092124747" calcext:value-type="float">
            <text:p>16.6285092125</text:p>
          </table:table-cell>
          <table:table-cell table:formula="of:=[.G10]+[.H10]" office:value-type="float" office:value="-4.16265986930124" calcext:value-type="float">
            <text:p>-4.1626598693</text:p>
          </table:table-cell>
          <table:table-cell table:formula="of:=[.$E$9]*[.I10]" office:value-type="float" office:value="-12.9042455948338" calcext:value-type="float">
            <text:p>-12.90424559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1" calcext:value-type="float">
            <text:p>-11</text:p>
          </table:table-cell>
          <table:table-cell table:formula="of:=[.$E$7]*SIN(RADIANS([.F11]))" office:value-type="float" office:value="-19.0808995376545" calcext:value-type="float">
            <text:p>-19.0808995377</text:p>
          </table:table-cell>
          <table:table-cell table:formula="of:=[.$E$8]*[.$E$7]*COS(RADIANS([.F11]))" office:value-type="float" office:value="16.6876621186103" calcext:value-type="float">
            <text:p>16.6876621186</text:p>
          </table:table-cell>
          <table:table-cell table:formula="of:=[.G11]+[.H11]" office:value-type="float" office:value="-2.39323741904419" calcext:value-type="float">
            <text:p>-2.393237419</text:p>
          </table:table-cell>
          <table:table-cell table:formula="of:=[.$E$9]*[.I11]" office:value-type="float" office:value="-7.419035999037" calcext:value-type="float">
            <text:p>-7.4190359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formula="of:=[.$E$7]*SIN(RADIANS([.F12]))" office:value-type="float" office:value="-17.364817766693" calcext:value-type="float">
            <text:p>-17.3648177667</text:p>
          </table:table-cell>
          <table:table-cell table:formula="of:=[.$E$8]*[.$E$7]*COS(RADIANS([.F12]))" office:value-type="float" office:value="16.7417318012075" calcext:value-type="float">
            <text:p>16.7417318012</text:p>
          </table:table-cell>
          <table:table-cell table:formula="of:=[.G12]+[.H12]" office:value-type="float" office:value="-0.623085965485497" calcext:value-type="float">
            <text:p>-0.6230859655</text:p>
          </table:table-cell>
          <table:table-cell table:formula="of:=[.$E$9]*[.I12]" office:value-type="float" office:value="-1.93156649300504" calcext:value-type="float">
            <text:p>-1.9315664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$E$7]*SIN(RADIANS([.F13]))" office:value-type="float" office:value="-15.6434465040231" calcext:value-type="float">
            <text:p>-15.643446504</text:p>
          </table:table-cell>
          <table:table-cell table:formula="of:=[.$E$8]*[.$E$7]*COS(RADIANS([.F13]))" office:value-type="float" office:value="16.7907017901173" calcext:value-type="float">
            <text:p>16.7907017901</text:p>
          </table:table-cell>
          <table:table-cell table:formula="of:=[.G13]+[.H13]" office:value-type="float" office:value="1.14725528609426" calcext:value-type="float">
            <text:p>1.1472552861</text:p>
          </table:table-cell>
          <table:table-cell table:formula="of:=[.$E$9]*[.I13]" office:value-type="float" office:value="3.55649138689219" calcext:value-type="float">
            <text:p>3.5564913869</text:p>
          </table:table-cell>
          <table:table-cell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$E$7]*SIN(RADIANS([.F14]))" office:value-type="float" office:value="-13.9173100960065" calcext:value-type="float">
            <text:p>-13.917310096</text:p>
          </table:table-cell>
          <table:table-cell table:formula="of:=[.$E$8]*[.$E$7]*COS(RADIANS([.F14]))" office:value-type="float" office:value="16.8345571686067" calcext:value-type="float">
            <text:p>16.8345571686</text:p>
          </table:table-cell>
          <table:table-cell table:formula="of:=[.G14]+[.H14]" office:value-type="float" office:value="2.91724707260015" calcext:value-type="float">
            <text:p>2.9172470726</text:p>
          </table:table-cell>
          <table:table-cell table:formula="of:=[.$E$9]*[.I14]" office:value-type="float" office:value="9.04346592506048" calcext:value-type="float">
            <text:p>9.04346592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$E$7]*SIN(RADIANS([.F15]))" office:value-type="float" office:value="-12.1869343405147" calcext:value-type="float">
            <text:p>-12.1869343405</text:p>
          </table:table-cell>
          <table:table-cell table:formula="of:=[.$E$8]*[.$E$7]*COS(RADIANS([.F15]))" office:value-type="float" office:value="16.8732845779025" calcext:value-type="float">
            <text:p>16.8732845779</text:p>
          </table:table-cell>
          <table:table-cell table:formula="of:=[.G15]+[.H15]" office:value-type="float" office:value="4.68635023738773" calcext:value-type="float">
            <text:p>4.6863502374</text:p>
          </table:table-cell>
          <table:table-cell table:formula="of:=[.$E$9]*[.I15]" office:value-type="float" office:value="14.527685735902" calcext:value-type="float">
            <text:p>14.52768573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$E$7]*SIN(RADIANS([.F16]))" office:value-type="float" office:value="-10.4528463267653" calcext:value-type="float">
            <text:p>-10.4528463268</text:p>
          </table:table-cell>
          <table:table-cell table:formula="of:=[.$E$8]*[.$E$7]*COS(RADIANS([.F16]))" office:value-type="float" office:value="16.9068722212606" calcext:value-type="float">
            <text:p>16.9068722213</text:p>
          </table:table-cell>
          <table:table-cell table:formula="of:=[.G16]+[.H16]" office:value-type="float" office:value="6.4540258944953" calcext:value-type="float">
            <text:p>6.4540258945</text:p>
          </table:table-cell>
          <table:table-cell table:formula="of:=[.$E$9]*[.I16]" office:value-type="float" office:value="20.0074802729354" calcext:value-type="float">
            <text:p>20.0074802729</text:p>
          </table:table-cell>
          <table:table-cell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$E$7]*SIN(RADIANS([.F17]))" office:value-type="float" office:value="-8.71557427476582" calcext:value-type="float">
            <text:p>-8.7155742748</text:p>
          </table:table-cell>
          <table:table-cell table:formula="of:=[.$E$8]*[.$E$7]*COS(RADIANS([.F17]))" office:value-type="float" office:value="16.9353098675597" calcext:value-type="float">
            <text:p>16.9353098676</text:p>
          </table:table-cell>
          <table:table-cell table:formula="of:=[.G17]+[.H17]" office:value-type="float" office:value="8.21973559279386" calcext:value-type="float">
            <text:p>8.2197355928</text:p>
          </table:table-cell>
          <table:table-cell table:formula="of:=[.$E$9]*[.I17]" office:value-type="float" office:value="25.481180337661" calcext:value-type="float">
            <text:p>25.4811803377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$E$7]*SIN(RADIANS([.F18]))" office:value-type="float" office:value="-6.97564737441253" calcext:value-type="float">
            <text:p>-6.9756473744</text:p>
          </table:table-cell>
          <table:table-cell table:formula="of:=[.$E$8]*[.$E$7]*COS(RADIANS([.F18]))" office:value-type="float" office:value="16.958588854417" calcext:value-type="float">
            <text:p>16.9585888544</text:p>
          </table:table-cell>
          <table:table-cell table:formula="of:=[.G18]+[.H18]" office:value-type="float" office:value="9.98294148000448" calcext:value-type="float">
            <text:p>9.98294148</text:p>
          </table:table-cell>
          <table:table-cell table:formula="of:=[.$E$9]*[.I18]" office:value-type="float" office:value="30.9471185880139" calcext:value-type="float">
            <text:p>30.9471185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$E$7]*SIN(RADIANS([.F19]))" office:value-type="float" office:value="-5.23359562429438" calcext:value-type="float">
            <text:p>-5.2335956243</text:p>
          </table:table-cell>
          <table:table-cell table:formula="of:=[.$E$8]*[.$E$7]*COS(RADIANS([.F19]))" office:value-type="float" office:value="16.9767020908278" calcext:value-type="float">
            <text:p>16.9767020908</text:p>
          </table:table-cell>
          <table:table-cell table:formula="of:=[.G19]+[.H19]" office:value-type="float" office:value="11.7431064665334" calcext:value-type="float">
            <text:p>11.7431064665</text:p>
          </table:table-cell>
          <table:table-cell table:formula="of:=[.$E$9]*[.I19]" office:value-type="float" office:value="36.4036300462534" calcext:value-type="float">
            <text:p>36.4036300463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<text:span text:style-name="T1">st</text:span> variation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E$7]*SIN(RADIANS([.F20]))" office:value-type="float" office:value="-3.4899496702501" calcext:value-type="float">
            <text:p>-3.4899496703</text:p>
          </table:table-cell>
          <table:table-cell table:formula="of:=[.$E$8]*[.$E$7]*COS(RADIANS([.F20]))" office:value-type="float" office:value="16.9896440593246" calcext:value-type="float">
            <text:p>16.9896440593</text:p>
          </table:table-cell>
          <table:table-cell table:formula="of:=[.G20]+[.H20]" office:value-type="float" office:value="13.4996943890745" calcext:value-type="float">
            <text:p>13.4996943891</text:p>
          </table:table-cell>
          <table:table-cell table:formula="of:=[.$E$9]*[.I20]" office:value-type="float" office:value="41.8490526061311" calcext:value-type="float">
            <text:p>41.84905260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formula="of:=[.$E$7]*SIN(RADIANS([.F21]))" office:value-type="float" office:value="-1.74524064372835" calcext:value-type="float">
            <text:p>-1.7452406437</text:p>
          </table:table-cell>
          <table:table-cell table:formula="of:=[.$E$8]*[.$E$7]*COS(RADIANS([.F21]))" office:value-type="float" office:value="16.9974108176587" calcext:value-type="float">
            <text:p>16.9974108177</text:p>
          </table:table-cell>
          <table:table-cell table:formula="of:=[.G21]+[.H21]" office:value-type="float" office:value="15.2521701739303" calcext:value-type="float">
            <text:p>15.2521701739</text:p>
          </table:table-cell>
          <table:table-cell table:formula="of:=[.$E$9]*[.I21]" office:value-type="float" office:value="47.2817275391839" calcext:value-type="float">
            <text:p>47.281727539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$E$7]*SIN(RADIANS([.F22]))" office:value-type="float" office:value="0" calcext:value-type="float">
            <text:p>0</text:p>
          </table:table-cell>
          <table:table-cell table:formula="of:=[.$E$8]*[.$E$7]*COS(RADIANS([.F22]))" office:value-type="float" office:value="17" calcext:value-type="float">
            <text:p>17</text:p>
          </table:table-cell>
          <table:table-cell table:formula="of:=[.G22]+[.H22]" office:value-type="float" office:value="17" calcext:value-type="float">
            <text:p>17</text:p>
          </table:table-cell>
          <table:table-cell table:formula="of:=[.$E$9]*[.I22]" office:value-type="float" office:value="52.7" calcext:value-type="float">
            <text:p>52.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E$7]*SIN(RADIANS([.F23]))" office:value-type="float" office:value="1.74524064372835" calcext:value-type="float">
            <text:p>1.7452406437</text:p>
          </table:table-cell>
          <table:table-cell table:formula="of:=[.$E$8]*[.$E$7]*COS(RADIANS([.F23]))" office:value-type="float" office:value="16.9974108176587" calcext:value-type="float">
            <text:p>16.9974108177</text:p>
          </table:table-cell>
          <table:table-cell table:formula="of:=[.G23]+[.H23]" office:value-type="float" office:value="18.742651461387" calcext:value-type="float">
            <text:p>18.7426514614</text:p>
          </table:table-cell>
          <table:table-cell table:formula="of:=[.$E$9]*[.I23]" office:value-type="float" office:value="58.1022195302997" calcext:value-type="float">
            <text:p>58.10221953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21]*[.E23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$E$7]*SIN(RADIANS([.F24]))" office:value-type="float" office:value="3.4899496702501" calcext:value-type="float">
            <text:p>3.4899496703</text:p>
          </table:table-cell>
          <table:table-cell table:formula="of:=[.$E$8]*[.$E$7]*COS(RADIANS([.F24]))" office:value-type="float" office:value="16.9896440593246" calcext:value-type="float">
            <text:p>16.9896440593</text:p>
          </table:table-cell>
          <table:table-cell table:formula="of:=[.G24]+[.H24]" office:value-type="float" office:value="20.4795937295747" calcext:value-type="float">
            <text:p>20.4795937296</text:p>
          </table:table-cell>
          <table:table-cell table:formula="of:=[.$E$9]*[.I24]" office:value-type="float" office:value="63.4867405616817" calcext:value-type="float">
            <text:p>63.48674056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E$7]*SIN(RADIANS([.F25]))" office:value-type="float" office:value="5.23359562429438" calcext:value-type="float">
            <text:p>5.2335956243</text:p>
          </table:table-cell>
          <table:table-cell table:formula="of:=[.$E$8]*[.$E$7]*COS(RADIANS([.F25]))" office:value-type="float" office:value="16.9767020908278" calcext:value-type="float">
            <text:p>16.9767020908</text:p>
          </table:table-cell>
          <table:table-cell table:formula="of:=[.G25]+[.H25]" office:value-type="float" office:value="22.2102977151221" calcext:value-type="float">
            <text:p>22.2102977151</text:p>
          </table:table-cell>
          <table:table-cell table:formula="of:=[.$E$9]*[.I25]" office:value-type="float" office:value="68.8519229168786" calcext:value-type="float">
            <text:p>68.851922916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E$7]*SIN(RADIANS([.F26]))" office:value-type="float" office:value="6.97564737441253" calcext:value-type="float">
            <text:p>6.9756473744</text:p>
          </table:table-cell>
          <table:table-cell table:formula="of:=[.$E$8]*[.$E$7]*COS(RADIANS([.F26]))" office:value-type="float" office:value="16.958588854417" calcext:value-type="float">
            <text:p>16.9585888544</text:p>
          </table:table-cell>
          <table:table-cell table:formula="of:=[.G26]+[.H26]" office:value-type="float" office:value="23.9342362288295" calcext:value-type="float">
            <text:p>23.9342362288</text:p>
          </table:table-cell>
          <table:table-cell table:formula="of:=[.$E$9]*[.I26]" office:value-type="float" office:value="74.1961323093716" calcext:value-type="float">
            <text:p>74.19613230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E$7]*SIN(RADIANS([.F27]))" office:value-type="float" office:value="8.71557427476582" calcext:value-type="float">
            <text:p>8.7155742748</text:p>
          </table:table-cell>
          <table:table-cell table:formula="of:=[.$E$8]*[.$E$7]*COS(RADIANS([.F27]))" office:value-type="float" office:value="16.9353098675597" calcext:value-type="float">
            <text:p>16.9353098676</text:p>
          </table:table-cell>
          <table:table-cell table:formula="of:=[.G27]+[.H27]" office:value-type="float" office:value="25.6508841423255" calcext:value-type="float">
            <text:p>25.6508841423</text:p>
          </table:table-cell>
          <table:table-cell table:formula="of:=[.$E$9]*[.I27]" office:value-type="float" office:value="79.517740841209" calcext:value-type="float">
            <text:p>79.51774084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E$7]*SIN(RADIANS([.F28]))" office:value-type="float" office:value="10.4528463267653" calcext:value-type="float">
            <text:p>10.4528463268</text:p>
          </table:table-cell>
          <table:table-cell table:formula="of:=[.$E$8]*[.$E$7]*COS(RADIANS([.F28]))" office:value-type="float" office:value="16.9068722212606" calcext:value-type="float">
            <text:p>16.9068722213</text:p>
          </table:table-cell>
          <table:table-cell table:formula="of:=[.G28]+[.H28]" office:value-type="float" office:value="27.359718548026" calcext:value-type="float">
            <text:p>27.359718548</text:p>
          </table:table-cell>
          <table:table-cell table:formula="of:=[.$E$9]*[.I28]" office:value-type="float" office:value="84.8151274988806" calcext:value-type="float">
            <text:p>84.81512749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E$7]*SIN(RADIANS([.F29]))" office:value-type="float" office:value="12.1869343405147" calcext:value-type="float">
            <text:p>12.1869343405</text:p>
          </table:table-cell>
          <table:table-cell table:formula="of:=[.$E$8]*[.$E$7]*COS(RADIANS([.F29]))" office:value-type="float" office:value="16.8732845779025" calcext:value-type="float">
            <text:p>16.8732845779</text:p>
          </table:table-cell>
          <table:table-cell table:formula="of:=[.G29]+[.H29]" office:value-type="float" office:value="29.0602189184172" calcext:value-type="float">
            <text:p>29.0602189184</text:p>
          </table:table-cell>
          <table:table-cell table:formula="of:=[.$E$9]*[.I29]" office:value-type="float" office:value="90.0866786470934" calcext:value-type="float">
            <text:p>90.08667864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E$7]*SIN(RADIANS([.F30]))" office:value-type="float" office:value="13.9173100960065" calcext:value-type="float">
            <text:p>13.917310096</text:p>
          </table:table-cell>
          <table:table-cell table:formula="of:=[.$E$8]*[.$E$7]*COS(RADIANS([.F30]))" office:value-type="float" office:value="16.8345571686067" calcext:value-type="float">
            <text:p>16.8345571686</text:p>
          </table:table-cell>
          <table:table-cell table:formula="of:=[.G30]+[.H30]" office:value-type="float" office:value="30.7518672646132" calcext:value-type="float">
            <text:p>30.7518672646</text:p>
          </table:table-cell>
          <table:table-cell table:formula="of:=[.$E$9]*[.I30]" office:value-type="float" office:value="95.3307885203011" calcext:value-type="float">
            <text:p>95.33078852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E$7]*SIN(RADIANS([.F31]))" office:value-type="float" office:value="15.6434465040231" calcext:value-type="float">
            <text:p>15.643446504</text:p>
          </table:table-cell>
          <table:table-cell table:formula="of:=[.$E$8]*[.$E$7]*COS(RADIANS([.F31]))" office:value-type="float" office:value="16.7907017901173" calcext:value-type="float">
            <text:p>16.7907017901</text:p>
          </table:table-cell>
          <table:table-cell table:formula="of:=[.G31]+[.H31]" office:value-type="float" office:value="32.4341482941404" calcext:value-type="float">
            <text:p>32.4341482941</text:p>
          </table:table-cell>
          <table:table-cell table:formula="of:=[.$E$9]*[.I31]" office:value-type="float" office:value="100.545859711835" calcext:value-type="float">
            <text:p>100.54585971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E$7]*SIN(RADIANS([.F32]))" office:value-type="float" office:value="17.364817766693" calcext:value-type="float">
            <text:p>17.3648177667</text:p>
          </table:table-cell>
          <table:table-cell table:formula="of:=[.$E$8]*[.$E$7]*COS(RADIANS([.F32]))" office:value-type="float" office:value="16.7417318012075" calcext:value-type="float">
            <text:p>16.7417318012</text:p>
          </table:table-cell>
          <table:table-cell table:formula="of:=[.G32]+[.H32]" office:value-type="float" office:value="34.1065495679006" calcext:value-type="float">
            <text:p>34.1065495679</text:p>
          </table:table-cell>
          <table:table-cell table:formula="of:=[.$E$9]*[.I32]" office:value-type="float" office:value="105.730303660492" calcext:value-type="float">
            <text:p>105.73030366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E$7]*SIN(RADIANS([.F33]))" office:value-type="float" office:value="19.0808995376545" calcext:value-type="float">
            <text:p>19.0808995377</text:p>
          </table:table-cell>
          <table:table-cell table:formula="of:=[.$E$8]*[.$E$7]*COS(RADIANS([.F33]))" office:value-type="float" office:value="16.6876621186103" calcext:value-type="float">
            <text:p>16.6876621186</text:p>
          </table:table-cell>
          <table:table-cell table:formula="of:=[.G33]+[.H33]" office:value-type="float" office:value="35.7685616562648" calcext:value-type="float">
            <text:p>35.7685616563</text:p>
          </table:table-cell>
          <table:table-cell table:formula="of:=[.$E$9]*[.I33]" office:value-type="float" office:value="110.882541134421" calcext:value-type="float">
            <text:p>110.88254113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E$7]*SIN(RADIANS([.F34]))" office:value-type="float" office:value="20.7911690817759" calcext:value-type="float">
            <text:p>20.7911690818</text:p>
          </table:table-cell>
          <table:table-cell table:formula="of:=[.$E$8]*[.$E$7]*COS(RADIANS([.F34]))" office:value-type="float" office:value="16.6285092124747" calcext:value-type="float">
            <text:p>16.6285092125</text:p>
          </table:table-cell>
          <table:table-cell table:formula="of:=[.G34]+[.H34]" office:value-type="float" office:value="37.4196782942506" calcext:value-type="float">
            <text:p>37.4196782943</text:p>
          </table:table-cell>
          <table:table-cell table:formula="of:=[.$E$9]*[.I34]" office:value-type="float" office:value="116.001002712177" calcext:value-type="float">
            <text:p>116.00100271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E$7]*SIN(RADIANS([.F35]))" office:value-type="float" office:value="22.4951054343865" calcext:value-type="float">
            <text:p>22.4951054344</text:p>
          </table:table-cell>
          <table:table-cell table:formula="of:=[.$E$8]*[.$E$7]*COS(RADIANS([.F35]))" office:value-type="float" office:value="16.564291101349" calcext:value-type="float">
            <text:p>16.5642911013</text:p>
          </table:table-cell>
          <table:table-cell table:formula="of:=[.G35]+[.H35]" office:value-type="float" office:value="39.0593965357355" calcext:value-type="float">
            <text:p>39.0593965357</text:p>
          </table:table-cell>
          <table:table-cell table:formula="of:=[.$E$9]*[.I35]" office:value-type="float" office:value="121.08412926078" calcext:value-type="float">
            <text:p>121.08412926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E$7]*SIN(RADIANS([.F36]))" office:value-type="float" office:value="24.1921895599668" calcext:value-type="float">
            <text:p>24.19218956</text:p>
          </table:table-cell>
          <table:table-cell table:formula="of:=[.$E$8]*[.$E$7]*COS(RADIANS([.F36]))" office:value-type="float" office:value="16.4950273466919" calcext:value-type="float">
            <text:p>16.4950273467</text:p>
          </table:table-cell>
          <table:table-cell table:formula="of:=[.G36]+[.H36]" office:value-type="float" office:value="40.6872169066587" calcext:value-type="float">
            <text:p>40.6872169067</text:p>
          </table:table-cell>
          <table:table-cell table:formula="of:=[.$E$9]*[.I36]" office:value-type="float" office:value="126.130372410642" calcext:value-type="float">
            <text:p>126.13037241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E$7]*SIN(RADIANS([.F37]))" office:value-type="float" office:value="25.8819045102521" calcext:value-type="float">
            <text:p>25.8819045103</text:p>
          </table:table-cell>
          <table:table-cell table:formula="of:=[.$E$8]*[.$E$7]*COS(RADIANS([.F37]))" office:value-type="float" office:value="16.4207390469142" calcext:value-type="float">
            <text:p>16.4207390469</text:p>
          </table:table-cell>
          <table:table-cell table:formula="of:=[.G37]+[.H37]" office:value-type="float" office:value="42.3026435571662" calcext:value-type="float">
            <text:p>42.3026435572</text:p>
          </table:table-cell>
          <table:table-cell table:formula="of:=[.$E$9]*[.I37]" office:value-type="float" office:value="131.138195027215" calcext:value-type="float">
            <text:p>131.1381950272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13.19pt" svg:y="107.46pt">
            <draw:object draw:notify-on-update-of-ranges="Sheet2.B6:Sheet2.B21 Sheet2.C6:Sheet2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wm1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eo off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-0.19*[.B6]+25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-0.19*[.B7]+25" office:value-type="float" office:value="24.05" calcext:value-type="float">
            <text:p>24.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-0.19*[.B8]+25" office:value-type="float" office:value="23.1" calcext:value-type="float">
            <text:p>23.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-0.19*[.B9]+25" office:value-type="float" office:value="22.15" calcext:value-type="float">
            <text:p>22.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-0.19*[.B10]+25" office:value-type="float" office:value="21.2" calcext:value-type="float">
            <text:p>21.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-0.19*[.B11]+25" office:value-type="float" office:value="20.25" calcext:value-type="float">
            <text:p>20.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-0.19*[.B12]+25" office:value-type="float" office:value="19.3" calcext:value-type="float">
            <text:p>19.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-0.19*[.B13]+25" office:value-type="float" office:value="18.35" calcext:value-type="float">
            <text:p>18.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-0.19*[.B14]+25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-0.19*[.B15]+25" office:value-type="float" office:value="16.45" calcext:value-type="float">
            <text:p>16.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-0.19*[.B16]+25"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-0.19*[.B17]+25" office:value-type="float" office:value="14.55" calcext:value-type="float">
            <text:p>1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-0.19*[.B18]+25"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-0.19*[.B19]+25" office:value-type="float" office:value="12.65" calcext:value-type="float">
            <text:p>12.6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-0.19*[.B20]+25" office:value-type="float" office:value="11.7" calcext:value-type="float">
            <text:p>11.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-0.19*[.B21]+25" office:value-type="float" office:value="10.75" calcext:value-type="float">
            <text:p>1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9:20:08.077180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25T18:50:43.005047766</meta:creation-date>
    <dc:date>2016-03-31T20:10:46.898123281</dc:date>
    <dc:creator>Dylan </dc:creator>
    <meta:editing-duration>PT7H33M4S</meta:editing-duration>
    <meta:editing-cycles>7</meta:editing-cycles>
    <meta:generator>LibreOffice/4.4.3.2$Linux_X86_64 LibreOffice_project/40m0$Build-2</meta:generator>
    <meta:document-statistic meta:table-count="2" meta:cell-count="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B6:Sheet2.C21" svg:x="0.32cm" svg:y="0.18cm" svg:width="11.264cm" svg:height="8.64cm">
          <chartooo:coordinate-region svg:x="0.941cm" svg:y="0.379cm" svg:width="10.4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6:Sheet2.C21" chart:class="chart:scatter">
            <chart:domain table:cell-range-address="Sheet2.B6:Sheet2.B21"/>
            <chart:regression-curve chart:style-name="ch7">
              <chart:equation chart:display-equation="true" chart:display-r-square="false" svg:x="2.095cm" svg:y="1.043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6:Sheet2.B21</svg:desc>
                </draw:g>
              </table:table-cell>
              <table:table-cell office:value-type="float" office:value="21">
                <text:p>21</text:p>
                <draw:g>
                  <svg:desc>Sheet2.C6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2cm" svg:height="9.33cm" xlink:href=".." xlink:type="simple" chart:class="chart:scatter" chart:style-name="ch1">
        <chart:title svg:x="7.534cm" svg:y="0.322cm" chart:style-name="ch2">
          <text:p>PWM</text:p>
        </chart:title>
        <chart:plot-area chart:style-name="ch3" table:cell-range-address="Sheet1.F16:Sheet1.F28 Sheet1.J6:Sheet1.J6 Sheet1.J16:Sheet1.J28" chart:data-source-has-labels="row" svg:x="1.337cm" svg:y="1.313cm" svg:width="14.657cm" svg:height="6.85cm">
          <chartooo:coordinate-region svg:x="1.483cm" svg:y="1.512cm" svg:width="14.417cm" svg:height="6.004cm"/>
          <chart:axis chart:dimension="x" chart:name="primary-x" chart:style-name="ch4">
            <chart:title svg:x="7.391cm" svg:y="8.349cm" chart:style-name="ch5">
              <text:p>Incline (degrees)</text:p>
            </chart:title>
          </chart:axis>
          <chart:axis chart:dimension="y" chart:name="primary-y" chart:style-name="ch4">
            <chart:title svg:x="0.451cm" svg:y="5.47cm" chart:style-name="ch6">
              <text:p>PWM (%)</text:p>
            </chart:title>
            <chart:grid chart:style-name="ch7" chart:class="major"/>
          </chart:axis>
          <chart:series chart:style-name="ch8" chart:values-cell-range-address="Sheet1.J16:Sheet1.J28" chart:label-cell-address="Sheet1.J6:Sheet1.J6" chart:class="chart:scatter">
            <chart:domain table:cell-range-address="Sheet1.F16:Sheet1.F2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wm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Sheet1.F16:Sheet1.F28</svg:desc>
                </draw:g>
              </table:table-cell>
              <table:table-cell office:value-type="float" office:value="20.0074802729354">
                <text:p>20.0074802729354</text:p>
                <draw:g>
                  <svg:desc>Sheet1.J16:Sheet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25.481180337661">
                <text:p>25.481180337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30.9471185880139">
                <text:p>30.9471185880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36.4036300462534">
                <text:p>36.4036300462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41.8490526061311">
                <text:p>41.8490526061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47.2817275391839">
                <text:p>47.281727539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8.1022195302997">
                <text:p>58.1022195302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3.4867405616817">
                <text:p>63.4867405616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8.8519229168786">
                <text:p>68.8519229168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4.1961323093716">
                <text:p>74.1961323093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9.517740841209">
                <text:p>79.517740841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4.8151274988806">
                <text:p>84.815127498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